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CT009_20_-_20_Dentista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09 - Dentist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09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Dentista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9] Manter Dentista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a pesquisa de dentistas, validação dos dados mostrados na tabela de dentistas, validação da interação de exclusão de dentistas, validação da interação de alteração de dentistas.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3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4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lidar pesquisa de dentistas na barra de pesquisa</text:p>
          </table:table-cell>
          <table:table-cell table:style-name="ce10" office:value-type="string" calcext:value-type="string">
            <text:p>Inserir dados para pesquisa e clicar em pesquisar</text:p>
          </table:table-cell>
          <table:table-cell table:style-name="ce4" office:value-type="string" calcext:value-type="string">
            <text:p>Entrada de caracteres, números ou símbolos</text:p>
          </table:table-cell>
          <table:table-cell table:style-name="ce14" office:value-type="string" calcext:value-type="string">
            <text:p>Se encontrado alguma informação relacionada ao dado digitado na barra de pesquisa, deve aparecer na lista de dentistas. Se não for encontrado, a mensagem "Nenhum dado encontrado" deve ser mostrada ao usuário.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lidar dados mostrados na tabela de dentistas</text:p>
          </table:table-cell>
          <table:table-cell table:style-name="ce10"/>
          <table:table-cell table:style-name="ce12"/>
          <table:table-cell table:style-name="ce14" office:value-type="string" calcext:value-type="string">
            <text:p>Os dentistas mostrados na tabela devem condizer com os dentistas registrados no sistema ordenados pelo nome (crescente)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alidar exclusão de dentistas</text:p>
          </table:table-cell>
          <table:table-cell table:style-name="ce10" office:value-type="string" calcext:value-type="string">
            <text:p>Clicar no botão de "remover" ao passar (hover) por determinado dentista na tabela</text:p>
          </table:table-cell>
          <table:table-cell table:style-name="ce12"/>
          <table:table-cell table:style-name="ce14" office:value-type="string" calcext:value-type="string">
            <text:p>Uma janela de confirmação deverá aparecer com a seguinte mensagem "Você tem certeza que deseja excluir esse dentista?" com as opções "sim" e "não". Se a opção for "sim", o dentista deve ser excluído dos registros e a página atualizada, se for "não" deverá apenas retornar para a página de dentistas.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alidar alteração de dentistas</text:p>
          </table:table-cell>
          <table:table-cell table:style-name="ce10" office:value-type="string" calcext:value-type="string">
            <text:p>Clicar no botão de "alterar" ao passar (hover) por determinado dentista na tabela</text:p>
          </table:table-cell>
          <table:table-cell table:style-name="ce4"/>
          <table:table-cell table:style-name="ce14" office:value-type="string" calcext:value-type="string">
            <text:p>O usuário deve ser redirecionado para a página "Adicionar novo dentista", porém com os dados preenchidos com o dentista selecionado para a alteração (Página será adaptada para a alteração dos registros)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7" table:number-rows-repeated="104856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9:49:24.030124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5T19:49:44.045598472</dc:date>
    <meta:editing-duration>PT5M44S</meta:editing-duration>
    <meta:editing-cycles>9</meta:editing-cycles>
    <meta:document-statistic meta:table-count="1" meta:cell-count="38" meta:object-count="0"/>
  </office:meta>
</office:document-meta>
</file>